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0c5b" officeooo:paragraph-rsid="00090c5b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238e" officeooo:paragraph-rsid="0009238e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908de" officeooo:paragraph-rsid="000908d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238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a47b7" officeooo:paragraph-rsid="000a47b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a47b7"/>
    </style:style>
    <style:style style:name="P18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a47b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officeooo:rsid="000334a6"/>
    </style:style>
    <style:style style:name="T5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officeooo:rsid="00087b45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908de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9a8ad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officeooo:rsid="000908de"/>
    </style:style>
    <style:style style:name="T13" style:family="text">
      <style:text-properties fo:color="#008000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4" style:family="text">
      <style:text-properties officeooo:rsid="000334a6"/>
    </style:style>
    <style:style style:name="T15" style:family="text">
      <style:text-properties officeooo:rsid="000a4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5">M4-1-CV-Sample Solution for M3</text:span>.vbs</text:p>
      <text:p text:style-name="P4"/>
      <text:p text:style-name="P16"><text:span text:style-name="T4">Dim</text:span><text:span text:style-name="T14"> numbers(), count, max, tmp, sum</text:span></text:p>
      <text:p text:style-name="P16"/>
      <text:p text:style-name="P18">Do</text:p>
      <text:p text:style-name="P16"><text:span text:style-name="T14"><text:s text:c="2"/>count = InputBox(</text:span><text:span text:style-name="T6">"Please enter the number of values:"</text:span><text:span text:style-name="T14">)</text:span></text:p>
      <text:p text:style-name="P16"><text:span text:style-name="T4">Loop</text:span><text:span text:style-name="T14"> </text:span><text:span text:style-name="T4">Until</text:span><text:span text:style-name="T14"> IsNumeric(count)</text:span></text:p>
      <text:p text:style-name="P16"/>
      <text:p text:style-name="P16"><text:span text:style-name="T14">count = </text:span><text:span text:style-name="T4">Cint</text:span><text:span text:style-name="T14">(count)</text:span></text:p>
      <text:p text:style-name="P16"><text:span text:style-name="T14">max = count - </text:span><text:span text:style-name="T2">1</text:span></text:p>
      <text:p text:style-name="P16"/>
      <text:p text:style-name="P16"><text:span text:style-name="T4">ReDim</text:span><text:span text:style-name="T14"> numbers(max)</text:span></text:p>
      <text:p text:style-name="P16"/>
      <text:p text:style-name="P16"><text:span text:style-name="T4">For</text:span><text:span text:style-name="T14"> idx = </text:span><text:span text:style-name="T2">0</text:span><text:span text:style-name="T14"> </text:span><text:span text:style-name="T4">To</text:span><text:span text:style-name="T14"> max</text:span></text:p>
      <text:p text:style-name="P16"><text:span text:style-name="T14"><text:s text:c="2"/></text:span><text:span text:style-name="T4">Do</text:span></text:p>
      <text:p text:style-name="P16"><text:span text:style-name="T14"><text:s text:c="4"/>tmp = InputBox(</text:span><text:span text:style-name="T6">"Please enter number "</text:span><text:span text:style-name="T14"> &amp; idx + </text:span><text:span text:style-name="T2">1</text:span><text:span text:style-name="T14"> &amp; </text:span><text:span text:style-name="T6">" of "</text:span><text:span text:style-name="T14"> &amp; count)</text:span></text:p>
      <text:p text:style-name="P16"><text:span text:style-name="T14"><text:s text:c="2"/></text:span><text:span text:style-name="T4">Loop</text:span><text:span text:style-name="T14"> </text:span><text:span text:style-name="T4">Until</text:span><text:span text:style-name="T14"> IsNumeric(tmp)</text:span></text:p>
      <text:p text:style-name="P16"><text:span text:style-name="T14"><text:s text:c="2"/></text:span></text:p>
      <text:p text:style-name="P16"><text:span text:style-name="T14"><text:s text:c="2"/>numbers(idx) = </text:span><text:span text:style-name="T4">CInt</text:span><text:span text:style-name="T14">(tmp)</text:span></text:p>
      <text:p text:style-name="P18">Next</text:p>
      <text:p text:style-name="P16"/>
      <text:p text:style-name="P16"><text:span text:style-name="T4">For</text:span><text:span text:style-name="T14"> </text:span><text:span text:style-name="T4">Each</text:span><text:span text:style-name="T14"> number </text:span><text:span text:style-name="T4">In</text:span><text:span text:style-name="T14"> numbers</text:span></text:p>
      <text:p text:style-name="P16"><text:span text:style-name="T14"><text:s text:c="2"/>sum = sum + number</text:span></text:p>
      <text:p text:style-name="P18">Next</text:p>
      <text:p text:style-name="P16"/>
      <text:p text:style-name="P16"><text:span text:style-name="T14">MsgBox </text:span><text:span text:style-name="T6">"The sum equals "</text:span><text:span text:style-name="T14"> &amp; sum</text:span></text:p>
      <text:p text:style-name="P12"/>
      <text:p text:style-name="P1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7T20:37:04.036000000</dc:date>
    <meta:editing-duration>PT5M43S</meta:editing-duration>
    <meta:editing-cycles>14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20" meta:word-count="81" meta:character-count="578" meta:non-whitespace-character-count="500"/>
  </office:meta>
</office:document-meta>
</file>